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9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342cm" fo:break-before="auto" style:use-optimal-row-height="true"/>
    </style:style>
    <style:style style:name="ro9" style:family="table-row">
      <style:table-row-properties style:row-height="1.272cm" fo:break-before="auto" style:use-optimal-row-height="true"/>
    </style:style>
    <style:style style:name="ro10" style:family="table-row">
      <style:table-row-properties style:row-height="0.921cm" fo:break-before="auto" style:use-optimal-row-height="true"/>
    </style:style>
    <style:style style:name="ro11" style:family="table-row">
      <style:table-row-properties style:row-height="0.59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5">
            <text:p>15</text:p>
          </table:table-cell>
          <table:table-cell table:style-name="ce19" office:value-type="date" office:date-value="2011-05-25">
            <text:p>25/may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9" table:number-columns-repeated="27" table:default-cell-style-name="Default"/>
        <table:table-column table:style-name="co3" table:number-columns-repeated="963" table:default-cell-style-name="Default"/>
        <table:table-row table:style-name="ro3">
          <table:table-cell/>
          <table:table-cell table:style-name="ce22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4"/>
          <table:table-cell table:style-name="ce45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table:formula="of:=+[Configuracion.B9]" office:value-type="float" office:value="15">
            <text:p>15</text:p>
          </table:table-cell>
          <table:table-cell table:style-name="ce19" table:formula="of:=+[Configuracion.C9]" office:value-type="date" office:date-value="2011-05-25">
            <text:p>25/may</text:p>
          </table:table-cell>
          <table:table-cell table:style-name="ce13" table:formula="of:=+[Configuracion.D9]" office:value-type="float" office:value="40">
            <text:p>40</text:p>
          </table:table-cell>
          <table:table-cell table:style-name="ce8"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Q5]=&quot;&quot;;&quot;&quot;;CHOOSE(WEEKDAY([.Q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R5]=&quot;&quot;;&quot;&quot;;CHOOSE(WEEKDAY([.R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S5]=&quot;&quot;;&quot;&quot;;CHOOSE(WEEKDAY([.S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T5]=&quot;&quot;;&quot;&quot;;CHOOSE(WEEKDAY([.T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U5]=&quot;&quot;;&quot;&quot;;CHOOSE(WEEKDAY([.U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V5]=&quot;&quot;;&quot;&quot;;CHOOSE(WEEKDAY([.V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W5]=&quot;&quot;;&quot;&quot;;CHOOSE(WEEKDAY([.W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X5]=&quot;&quot;;&quot;&quot;;CHOOSE(WEEKDAY([.X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Y5]=&quot;&quot;;&quot;&quot;;CHOOSE(WEEKDAY([.Y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Z5]=&quot;&quot;;&quot;&quot;;CHOOSE(WEEKDAY([.Z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A5]=&quot;&quot;;&quot;&quot;;CHOOSE(WEEKDAY([.AA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B5]=&quot;&quot;;&quot;&quot;;CHOOSE(WEEKDAY([.AB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C5]=&quot;&quot;;&quot;&quot;;CHOOSE(WEEKDAY([.AC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D5]=&quot;&quot;;&quot;&quot;;CHOOSE(WEEKDAY([.AD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E5]=&quot;&quot;;&quot;&quot;;CHOOSE(WEEKDAY([.AE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F5]=&quot;&quot;;&quot;&quot;;CHOOSE(WEEKDAY([.AF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G5]=&quot;&quot;;&quot;&quot;;CHOOSE(WEEKDAY([.AG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H5]=&quot;&quot;;&quot;&quot;;CHOOSE(WEEKDAY([.AH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I5]=&quot;&quot;;&quot;&quot;;CHOOSE(WEEKDAY([.AI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J5]=&quot;&quot;;&quot;&quot;;CHOOSE(WEEKDAY([.AJ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K5]=&quot;&quot;;&quot;&quot;;CHOOSE(WEEKDAY([.AK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L5]=&quot;&quot;;&quot;&quot;;CHOOSE(WEEKDAY([.AL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M5]=&quot;&quot;;&quot;&quot;;CHOOSE(WEEKDAY([.AM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N5]=&quot;&quot;;&quot;&quot;;CHOOSE(WEEKDAY([.AN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O5]=&quot;&quot;;&quot;&quot;;CHOOSE(WEEKDAY([.AO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P5]=&quot;&quot;;&quot;&quot;;CHOOSE(WEEKDAY([.AP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Q5]=&quot;&quot;;&quot;&quot;;CHOOSE(WEEKDAY([.AQ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R5]=&quot;&quot;;&quot;&quot;;CHOOSE(WEEKDAY([.AR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S5]=&quot;&quot;;&quot;&quot;;CHOOSE(WEEKDAY([.AS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T5]=&quot;&quot;;&quot;&quot;;CHOOSE(WEEKDAY([.AT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U5]=&quot;&quot;;&quot;&quot;;CHOOSE(WEEKDAY([.AU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V5]=&quot;&quot;;&quot;&quot;;CHOOSE(WEEKDAY([.AV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W5]=&quot;&quot;;&quot;&quot;;CHOOSE(WEEKDAY([.AW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X5]=&quot;&quot;;&quot;&quot;;CHOOSE(WEEKDAY([.AX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Y5]=&quot;&quot;;&quot;&quot;;CHOOSE(WEEKDAY([.AY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Z5]=&quot;&quot;;&quot;&quot;;CHOOSE(WEEKDAY([.AZ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BA5]=&quot;&quot;;&quot;&quot;;CHOOSE(WEEKDAY([.BA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BB5]=&quot;&quot;;&quot;&quot;;CHOOSE(WEEKDAY([.BB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BC5]=&quot;&quot;;&quot;&quot;;CHOOSE(WEEKDAY([.BC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BD5]=&quot;&quot;;&quot;&quot;;CHOOSE(WEEKDAY([.BD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BE5]=&quot;&quot;;&quot;&quot;;CHOOSE(WEEKDAY([.BE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BF5]=&quot;&quot;;&quot;&quot;;CHOOSE(WEEKDAY([.BF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BG5]=&quot;&quot;;&quot;&quot;;CHOOSE(WEEKDAY([.BG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BH5]=&quot;&quot;;&quot;&quot;;CHOOSE(WEEKDAY([.BH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BI5]=&quot;&quot;;&quot;&quot;;CHOOSE(WEEKDAY([.BI5];2);&quot;L&quot;;&quot;M&quot;;&quot;X&quot;;&quot;J&quot;;&quot;V&quot;;&quot;S&quot;;&quot;D&quot;))" office:value-type="string" office:string-value="V">
            <text:p>V</text:p>
          </table:table-cell>
          <table:table-cell table:style-name="ce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7" table:formula="of:=+[.D4]" office:value-type="date" office:date-value="2011-05-25">
            <text:p>25/may</text:p>
          </table:table-cell>
          <table:table-cell table:style-name="ce37" table:formula="of:=[.J5]+1" office:value-type="date" office:date-value="2011-05-26">
            <text:p>26/may</text:p>
          </table:table-cell>
          <table:table-cell table:style-name="ce37" table:formula="of:=[.K5]+1" office:value-type="date" office:date-value="2011-05-27">
            <text:p>27/may</text:p>
          </table:table-cell>
          <table:table-cell table:style-name="ce37" table:formula="of:=[.L5]+1" office:value-type="date" office:date-value="2011-05-28">
            <text:p>28/may</text:p>
          </table:table-cell>
          <table:table-cell table:style-name="ce37" table:formula="of:=[.M5]+1" office:value-type="date" office:date-value="2011-05-29">
            <text:p>29/may</text:p>
          </table:table-cell>
          <table:table-cell table:style-name="ce37" table:formula="of:=[.N5]+1" office:value-type="date" office:date-value="2011-05-30">
            <text:p>30/may</text:p>
          </table:table-cell>
          <table:table-cell table:style-name="ce37" table:formula="of:=[.O5]+1" office:value-type="date" office:date-value="2011-05-31">
            <text:p>31/may</text:p>
          </table:table-cell>
          <table:table-cell table:style-name="ce37" table:formula="of:=[.P5]+1" office:value-type="date" office:date-value="2011-06-01">
            <text:p>01/jun</text:p>
          </table:table-cell>
          <table:table-cell table:style-name="ce37" table:formula="of:=[.Q5]+1" office:value-type="date" office:date-value="2011-06-02">
            <text:p>02/jun</text:p>
          </table:table-cell>
          <table:table-cell table:style-name="ce37" table:formula="of:=[.R5]+1" office:value-type="date" office:date-value="2011-06-03">
            <text:p>03/jun</text:p>
          </table:table-cell>
          <table:table-cell table:style-name="ce37" table:formula="of:=[.S5]+1" office:value-type="date" office:date-value="2011-06-04">
            <text:p>04/jun</text:p>
          </table:table-cell>
          <table:table-cell table:style-name="ce37" table:formula="of:=[.T5]+1" office:value-type="date" office:date-value="2011-06-05">
            <text:p>05/jun</text:p>
          </table:table-cell>
          <table:table-cell table:style-name="ce37" table:formula="of:=[.U5]+1" office:value-type="date" office:date-value="2011-06-06">
            <text:p>06/jun</text:p>
          </table:table-cell>
          <table:table-cell table:style-name="ce37" table:formula="of:=[.V5]+1" office:value-type="date" office:date-value="2011-06-07">
            <text:p>07/jun</text:p>
          </table:table-cell>
          <table:table-cell table:style-name="ce37" table:formula="of:=[.W5]+1" office:value-type="date" office:date-value="2011-06-08">
            <text:p>08/jun</text:p>
          </table:table-cell>
          <table:table-cell table:style-name="ce37" table:formula="of:=[.X5]+1" office:value-type="date" office:date-value="2011-06-09">
            <text:p>09/jun</text:p>
          </table:table-cell>
          <table:table-cell table:style-name="ce37" table:formula="of:=[.Y5]+1" office:value-type="date" office:date-value="2011-06-10">
            <text:p>10/jun</text:p>
          </table:table-cell>
          <table:table-cell table:style-name="ce37" table:formula="of:=[.Z5]+1" office:value-type="date" office:date-value="2011-06-11">
            <text:p>11/jun</text:p>
          </table:table-cell>
          <table:table-cell table:style-name="ce37" table:formula="of:=[.AA5]+1" office:value-type="date" office:date-value="2011-06-12">
            <text:p>12/jun</text:p>
          </table:table-cell>
          <table:table-cell table:style-name="ce37" table:formula="of:=[.AB5]+1" office:value-type="date" office:date-value="2011-06-13">
            <text:p>13/jun</text:p>
          </table:table-cell>
          <table:table-cell table:style-name="ce37" table:formula="of:=[.AC5]+1" office:value-type="date" office:date-value="2011-06-14">
            <text:p>14/jun</text:p>
          </table:table-cell>
          <table:table-cell table:style-name="ce37" table:formula="of:=[.AD5]+1" office:value-type="date" office:date-value="2011-06-15">
            <text:p>15/jun</text:p>
          </table:table-cell>
          <table:table-cell table:style-name="ce37" table:formula="of:=[.AE5]+1" office:value-type="date" office:date-value="2011-06-16">
            <text:p>16/jun</text:p>
          </table:table-cell>
          <table:table-cell table:style-name="ce37" table:formula="of:=[.AF5]+1" office:value-type="date" office:date-value="2011-06-17">
            <text:p>17/jun</text:p>
          </table:table-cell>
          <table:table-cell table:style-name="ce37" table:formula="of:=[.AG5]+1" office:value-type="date" office:date-value="2011-06-18">
            <text:p>18/jun</text:p>
          </table:table-cell>
          <table:table-cell table:style-name="ce37" table:formula="of:=[.AH5]+1" office:value-type="date" office:date-value="2011-06-19">
            <text:p>19/jun</text:p>
          </table:table-cell>
          <table:table-cell table:style-name="ce37" table:formula="of:=[.AI5]+1" office:value-type="date" office:date-value="2011-06-20">
            <text:p>20/jun</text:p>
          </table:table-cell>
          <table:table-cell table:style-name="ce37" table:formula="of:=[.AJ5]+1" office:value-type="date" office:date-value="2011-06-21">
            <text:p>21/jun</text:p>
          </table:table-cell>
          <table:table-cell table:style-name="ce37" table:formula="of:=[.AK5]+1" office:value-type="date" office:date-value="2011-06-22">
            <text:p>22/jun</text:p>
          </table:table-cell>
          <table:table-cell table:style-name="ce37" table:formula="of:=[.AL5]+1" office:value-type="date" office:date-value="2011-06-23">
            <text:p>23/jun</text:p>
          </table:table-cell>
          <table:table-cell table:style-name="ce37" table:formula="of:=[.AM5]+1" office:value-type="date" office:date-value="2011-06-24">
            <text:p>24/jun</text:p>
          </table:table-cell>
          <table:table-cell table:style-name="ce37" table:formula="of:=[.AN5]+1" office:value-type="date" office:date-value="2011-06-25">
            <text:p>25/jun</text:p>
          </table:table-cell>
          <table:table-cell table:style-name="ce37" table:formula="of:=[.AO5]+1" office:value-type="date" office:date-value="2011-06-26">
            <text:p>26/jun</text:p>
          </table:table-cell>
          <table:table-cell table:style-name="ce37" table:formula="of:=[.AP5]+1" office:value-type="date" office:date-value="2011-06-27">
            <text:p>27/jun</text:p>
          </table:table-cell>
          <table:table-cell table:style-name="ce37" table:formula="of:=[.AQ5]+1" office:value-type="date" office:date-value="2011-06-28">
            <text:p>28/jun</text:p>
          </table:table-cell>
          <table:table-cell table:style-name="ce37" table:formula="of:=[.AR5]+1" office:value-type="date" office:date-value="2011-06-29">
            <text:p>29/jun</text:p>
          </table:table-cell>
          <table:table-cell table:style-name="ce37" table:formula="of:=[.AS5]+1" office:value-type="date" office:date-value="2011-06-30">
            <text:p>30/jun</text:p>
          </table:table-cell>
          <table:table-cell table:style-name="ce37" table:formula="of:=[.AT5]+1" office:value-type="date" office:date-value="2011-07-01">
            <text:p>01/jul</text:p>
          </table:table-cell>
          <table:table-cell table:style-name="ce37" table:formula="of:=[.AU5]+1" office:value-type="date" office:date-value="2011-07-02">
            <text:p>02/jul</text:p>
          </table:table-cell>
          <table:table-cell table:style-name="ce37" table:formula="of:=[.AV5]+1" office:value-type="date" office:date-value="2011-07-03">
            <text:p>03/jul</text:p>
          </table:table-cell>
          <table:table-cell table:style-name="ce37" table:formula="of:=[.AW5]+1" office:value-type="date" office:date-value="2011-07-04">
            <text:p>04/jul</text:p>
          </table:table-cell>
          <table:table-cell table:style-name="ce37" table:formula="of:=[.AX5]+1" office:value-type="date" office:date-value="2011-07-05">
            <text:p>05/jul</text:p>
          </table:table-cell>
          <table:table-cell table:style-name="ce37" table:formula="of:=[.AY5]+1" office:value-type="date" office:date-value="2011-07-06">
            <text:p>06/jul</text:p>
          </table:table-cell>
          <table:table-cell table:style-name="ce37" table:formula="of:=[.AZ5]+1" office:value-type="date" office:date-value="2011-07-07">
            <text:p>07/jul</text:p>
          </table:table-cell>
          <table:table-cell table:style-name="ce37" table:formula="of:=[.BA5]+1" office:value-type="date" office:date-value="2011-07-08">
            <text:p>08/jul</text:p>
          </table:table-cell>
          <table:table-cell table:style-name="ce37" table:formula="of:=[.BB5]+1" office:value-type="date" office:date-value="2011-07-09">
            <text:p>09/jul</text:p>
          </table:table-cell>
          <table:table-cell table:style-name="ce37" table:formula="of:=[.BC5]+1" office:value-type="date" office:date-value="2011-07-10">
            <text:p>10/jul</text:p>
          </table:table-cell>
          <table:table-cell table:style-name="ce37" table:formula="of:=[.BD5]+1" office:value-type="date" office:date-value="2011-07-11">
            <text:p>11/jul</text:p>
          </table:table-cell>
          <table:table-cell table:style-name="ce37" table:formula="of:=[.BE5]+1" office:value-type="date" office:date-value="2011-07-12">
            <text:p>12/jul</text:p>
          </table:table-cell>
          <table:table-cell table:style-name="ce37" table:formula="of:=[.BF5]+1" office:value-type="date" office:date-value="2011-07-13">
            <text:p>13/jul</text:p>
          </table:table-cell>
          <table:table-cell table:style-name="ce37" table:formula="of:=[.BG5]+1" office:value-type="date" office:date-value="2011-07-14">
            <text:p>14/jul</text:p>
          </table:table-cell>
          <table:table-cell table:style-name="ce37" table:formula="of:=[.BH5]+1" office:value-type="date" office:date-value="2011-07-15">
            <text:p>15/jul</text:p>
          </table:table-cell>
          <table:table-cell table:style-name="ce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8" table:formula="of:=COUNTIF([.J10:.J15];&quot;&gt;0&quot;)" office:value-type="float" office:value="6">
            <text:p>6</text:p>
          </table:table-cell>
          <table:table-cell table:style-name="ce38" table:formula="of:=COUNTIF([.K10:.K15];&quot;&gt;0&quot;)" office:value-type="float" office:value="6">
            <text:p>6</text:p>
          </table:table-cell>
          <table:table-cell table:style-name="ce38" table:formula="of:=COUNTIF([.L10:.L15];&quot;&gt;0&quot;)" office:value-type="float" office:value="6">
            <text:p>6</text:p>
          </table:table-cell>
          <table:table-cell table:style-name="ce38" table:formula="of:=COUNTIF([.M10:.M15];&quot;&gt;0&quot;)" office:value-type="float" office:value="6">
            <text:p>6</text:p>
          </table:table-cell>
          <table:table-cell table:style-name="ce38" table:formula="of:=COUNTIF([.N10:.N15];&quot;&gt;0&quot;)" office:value-type="float" office:value="6">
            <text:p>6</text:p>
          </table:table-cell>
          <table:table-cell table:style-name="ce38" table:formula="of:=COUNTIF([.O10:.O15];&quot;&gt;0&quot;)" office:value-type="float" office:value="6">
            <text:p>6</text:p>
          </table:table-cell>
          <table:table-cell table:style-name="ce38" table:formula="of:=COUNTIF([.P10:.P15];&quot;&gt;0&quot;)" office:value-type="float" office:value="6">
            <text:p>6</text:p>
          </table:table-cell>
          <table:table-cell table:style-name="ce38" table:formula="of:=COUNTIF([.Q10:.Q15];&quot;&gt;0&quot;)" office:value-type="float" office:value="6">
            <text:p>6</text:p>
          </table:table-cell>
          <table:table-cell table:style-name="ce38" table:formula="of:=COUNTIF([.R10:.R15];&quot;&gt;0&quot;)" office:value-type="float" office:value="6">
            <text:p>6</text:p>
          </table:table-cell>
          <table:table-cell table:style-name="ce38" table:formula="of:=COUNTIF([.S10:.S15];&quot;&gt;0&quot;)" office:value-type="float" office:value="6">
            <text:p>6</text:p>
          </table:table-cell>
          <table:table-cell table:style-name="ce38" table:formula="of:=COUNTIF([.T10:.T15];&quot;&gt;0&quot;)" office:value-type="float" office:value="6">
            <text:p>6</text:p>
          </table:table-cell>
          <table:table-cell table:style-name="ce38" table:formula="of:=COUNTIF([.U10:.U15];&quot;&gt;0&quot;)" office:value-type="float" office:value="6">
            <text:p>6</text:p>
          </table:table-cell>
          <table:table-cell table:style-name="ce38" table:formula="of:=COUNTIF([.V10:.V15];&quot;&gt;0&quot;)" office:value-type="float" office:value="6">
            <text:p>6</text:p>
          </table:table-cell>
          <table:table-cell table:style-name="ce38" table:formula="of:=COUNTIF([.W10:.W15];&quot;&gt;0&quot;)" office:value-type="float" office:value="5">
            <text:p>5</text:p>
          </table:table-cell>
          <table:table-cell table:style-name="ce38" table:formula="of:=COUNTIF([.X10:.X15];&quot;&gt;0&quot;)" office:value-type="float" office:value="5">
            <text:p>5</text:p>
          </table:table-cell>
          <table:table-cell table:style-name="ce38" table:formula="of:=COUNTIF([.Y10:.Y15];&quot;&gt;0&quot;)" office:value-type="float" office:value="5">
            <text:p>5</text:p>
          </table:table-cell>
          <table:table-cell table:style-name="ce38" table:formula="of:=COUNTIF([.Z10:.Z15];&quot;&gt;0&quot;)" office:value-type="float" office:value="5">
            <text:p>5</text:p>
          </table:table-cell>
          <table:table-cell table:style-name="ce38" table:formula="of:=COUNTIF([.AA10:.AA15];&quot;&gt;0&quot;)" office:value-type="float" office:value="5">
            <text:p>5</text:p>
          </table:table-cell>
          <table:table-cell table:style-name="ce38" table:formula="of:=COUNTIF([.AB10:.AB15];&quot;&gt;0&quot;)" office:value-type="float" office:value="5">
            <text:p>5</text:p>
          </table:table-cell>
          <table:table-cell table:style-name="ce38" table:formula="of:=COUNTIF([.AC10:.AC15];&quot;&gt;0&quot;)" office:value-type="float" office:value="5">
            <text:p>5</text:p>
          </table:table-cell>
          <table:table-cell table:style-name="ce38" table:formula="of:=COUNTIF([.AD10:.AD15];&quot;&gt;0&quot;)" office:value-type="float" office:value="5">
            <text:p>5</text:p>
          </table:table-cell>
          <table:table-cell table:style-name="ce38" table:formula="of:=COUNTIF([.AE10:.AE15];&quot;&gt;0&quot;)" office:value-type="float" office:value="5">
            <text:p>5</text:p>
          </table:table-cell>
          <table:table-cell table:style-name="ce38" table:formula="of:=COUNTIF([.AF10:.AF15];&quot;&gt;0&quot;)" office:value-type="float" office:value="5">
            <text:p>5</text:p>
          </table:table-cell>
          <table:table-cell table:style-name="ce38" table:formula="of:=COUNTIF([.AG10:.AG15];&quot;&gt;0&quot;)" office:value-type="float" office:value="5">
            <text:p>5</text:p>
          </table:table-cell>
          <table:table-cell table:style-name="ce38" table:formula="of:=COUNTIF([.AH10:.AH15];&quot;&gt;0&quot;)" office:value-type="float" office:value="5">
            <text:p>5</text:p>
          </table:table-cell>
          <table:table-cell table:style-name="ce38" table:formula="of:=COUNTIF([.AI10:.AI15];&quot;&gt;0&quot;)" office:value-type="float" office:value="5">
            <text:p>5</text:p>
          </table:table-cell>
          <table:table-cell table:style-name="ce38" table:formula="of:=COUNTIF([.AJ10:.AJ15];&quot;&gt;0&quot;)" office:value-type="float" office:value="5">
            <text:p>5</text:p>
          </table:table-cell>
          <table:table-cell table:style-name="ce38" table:formula="of:=COUNTIF([.AK10:.AK15];&quot;&gt;0&quot;)" office:value-type="float" office:value="5">
            <text:p>5</text:p>
          </table:table-cell>
          <table:table-cell table:style-name="ce38" table:formula="of:=COUNTIF([.AL10:.AL15];&quot;&gt;0&quot;)" office:value-type="float" office:value="4">
            <text:p>4</text:p>
          </table:table-cell>
          <table:table-cell table:style-name="ce38" table:formula="of:=COUNTIF([.AM10:.AM15];&quot;&gt;0&quot;)" office:value-type="float" office:value="3">
            <text:p>3</text:p>
          </table:table-cell>
          <table:table-cell table:style-name="ce38" table:formula="of:=COUNTIF([.AN10:.AN15];&quot;&gt;0&quot;)" office:value-type="float" office:value="3">
            <text:p>3</text:p>
          </table:table-cell>
          <table:table-cell table:style-name="ce38" table:formula="of:=COUNTIF([.AO10:.AO15];&quot;&gt;0&quot;)" office:value-type="float" office:value="3">
            <text:p>3</text:p>
          </table:table-cell>
          <table:table-cell table:style-name="ce38" table:formula="of:=COUNTIF([.AP10:.AP15];&quot;&gt;0&quot;)" office:value-type="float" office:value="3">
            <text:p>3</text:p>
          </table:table-cell>
          <table:table-cell table:style-name="ce38" table:formula="of:=COUNTIF([.AQ10:.AQ15];&quot;&gt;0&quot;)" office:value-type="float" office:value="3">
            <text:p>3</text:p>
          </table:table-cell>
          <table:table-cell table:style-name="ce38" table:formula="of:=COUNTIF([.AR10:.AR15];&quot;&gt;0&quot;)" office:value-type="float" office:value="3">
            <text:p>3</text:p>
          </table:table-cell>
          <table:table-cell table:style-name="ce38" table:formula="of:=COUNTIF([.AS10:.AS15];&quot;&gt;0&quot;)" office:value-type="float" office:value="4">
            <text:p>4</text:p>
          </table:table-cell>
          <table:table-cell table:style-name="ce38" table:formula="of:=COUNTIF([.AT10:.AT15];&quot;&gt;0&quot;)" office:value-type="float" office:value="1">
            <text:p>1</text:p>
          </table:table-cell>
          <table:table-cell table:style-name="ce38" table:formula="of:=COUNTIF([.AU10:.AU15];&quot;&gt;0&quot;)" office:value-type="float" office:value="1">
            <text:p>1</text:p>
          </table:table-cell>
          <table:table-cell table:style-name="ce38" table:formula="of:=COUNTIF([.AV10:.AV15];&quot;&gt;0&quot;)" office:value-type="float" office:value="1">
            <text:p>1</text:p>
          </table:table-cell>
          <table:table-cell table:style-name="ce38" table:formula="of:=COUNTIF([.AW10:.AW15];&quot;&gt;0&quot;)" office:value-type="float" office:value="1">
            <text:p>1</text:p>
          </table:table-cell>
          <table:table-cell table:style-name="ce38" table:formula="of:=COUNTIF([.AX10:.AX15];&quot;&gt;0&quot;)" office:value-type="float" office:value="1">
            <text:p>1</text:p>
          </table:table-cell>
          <table:table-cell table:style-name="ce38" table:formula="of:=COUNTIF([.AY10:.AY15];&quot;&gt;0&quot;)" office:value-type="float" office:value="1">
            <text:p>1</text:p>
          </table:table-cell>
          <table:table-cell table:style-name="ce38" table:formula="of:=COUNTIF([.AZ10:.AZ15];&quot;&gt;0&quot;)" office:value-type="float" office:value="0">
            <text:p>0</text:p>
          </table:table-cell>
          <table:table-cell table:style-name="ce38" table:formula="of:=COUNTIF([.BA10:.BA15];&quot;&gt;0&quot;)" office:value-type="float" office:value="0">
            <text:p>0</text:p>
          </table:table-cell>
          <table:table-cell table:style-name="ce38" table:formula="of:=COUNTIF([.BB10:.BB15];&quot;&gt;0&quot;)" office:value-type="float" office:value="0">
            <text:p>0</text:p>
          </table:table-cell>
          <table:table-cell table:style-name="ce38" table:formula="of:=COUNTIF([.BC10:.BC15];&quot;&gt;0&quot;)" office:value-type="float" office:value="0">
            <text:p>0</text:p>
          </table:table-cell>
          <table:table-cell table:style-name="ce38" table:formula="of:=COUNTIF([.BD10:.BD15];&quot;&gt;0&quot;)" office:value-type="float" office:value="0">
            <text:p>0</text:p>
          </table:table-cell>
          <table:table-cell table:style-name="ce38" table:formula="of:=COUNTIF([.BE10:.BE15];&quot;&gt;0&quot;)" office:value-type="float" office:value="0">
            <text:p>0</text:p>
          </table:table-cell>
          <table:table-cell table:style-name="ce38" table:formula="of:=COUNTIF([.BF10:.BF15];&quot;&gt;0&quot;)" office:value-type="float" office:value="0">
            <text:p>0</text:p>
          </table:table-cell>
          <table:table-cell table:style-name="ce38" table:formula="of:=COUNTIF([.BG10:.BG15];&quot;&gt;0&quot;)" office:value-type="float" office:value="0">
            <text:p>0</text:p>
          </table:table-cell>
          <table:table-cell table:style-name="ce38" table:formula="of:=COUNTIF([.BH10:.BH15];&quot;&gt;0&quot;)" office:value-type="float" office:value="0">
            <text:p>0</text:p>
          </table:table-cell>
          <table:table-cell table:style-name="ce38" table:formula="of:=COUNTIF([.BI10:.BI15];&quot;&gt;0&quot;)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9" table:formula="of:=SUM([.J10:.J15])" office:value-type="float" office:value="44">
            <text:p>44</text:p>
          </table:table-cell>
          <table:table-cell table:style-name="ce39" table:formula="of:=SUM([.K10:.K15])" office:value-type="float" office:value="40">
            <text:p>40</text:p>
          </table:table-cell>
          <table:table-cell table:style-name="ce39" table:formula="of:=SUM([.L10:.L15])" office:value-type="float" office:value="40">
            <text:p>40</text:p>
          </table:table-cell>
          <table:table-cell table:style-name="ce39" table:formula="of:=SUM([.M10:.M15])" office:value-type="float" office:value="39">
            <text:p>39</text:p>
          </table:table-cell>
          <table:table-cell table:style-name="ce39" table:formula="of:=SUM([.N10:.N15])" office:value-type="float" office:value="39">
            <text:p>39</text:p>
          </table:table-cell>
          <table:table-cell table:style-name="ce39" table:formula="of:=SUM([.O10:.O15])" office:value-type="float" office:value="39">
            <text:p>39</text:p>
          </table:table-cell>
          <table:table-cell table:style-name="ce39" table:formula="of:=SUM([.P10:.P15])" office:value-type="float" office:value="39">
            <text:p>39</text:p>
          </table:table-cell>
          <table:table-cell table:style-name="ce39" table:formula="of:=SUM([.Q10:.Q15])" office:value-type="float" office:value="37">
            <text:p>37</text:p>
          </table:table-cell>
          <table:table-cell table:style-name="ce39" table:formula="of:=SUM([.R10:.R15])" office:value-type="float" office:value="35">
            <text:p>35</text:p>
          </table:table-cell>
          <table:table-cell table:style-name="ce39" table:formula="of:=SUM([.S10:.S15])" office:value-type="float" office:value="35">
            <text:p>35</text:p>
          </table:table-cell>
          <table:table-cell table:style-name="ce39" table:formula="of:=SUM([.T10:.T15])" office:value-type="float" office:value="35">
            <text:p>35</text:p>
          </table:table-cell>
          <table:table-cell table:style-name="ce39" table:formula="of:=SUM([.U10:.U15])" office:value-type="float" office:value="35">
            <text:p>35</text:p>
          </table:table-cell>
          <table:table-cell table:style-name="ce39" table:formula="of:=SUM([.V10:.V15])" office:value-type="float" office:value="35">
            <text:p>35</text:p>
          </table:table-cell>
          <table:table-cell table:style-name="ce39" table:formula="of:=SUM([.W10:.W15])" office:value-type="float" office:value="31">
            <text:p>31</text:p>
          </table:table-cell>
          <table:table-cell table:style-name="ce39" table:formula="of:=SUM([.X10:.X15])" office:value-type="float" office:value="27">
            <text:p>27</text:p>
          </table:table-cell>
          <table:table-cell table:style-name="ce39" table:formula="of:=SUM([.Y10:.Y15])" office:value-type="float" office:value="27">
            <text:p>27</text:p>
          </table:table-cell>
          <table:table-cell table:style-name="ce39" table:formula="of:=SUM([.Z10:.Z15])" office:value-type="float" office:value="27">
            <text:p>27</text:p>
          </table:table-cell>
          <table:table-cell table:style-name="ce39" table:formula="of:=SUM([.AA10:.AA15])" office:value-type="float" office:value="27">
            <text:p>27</text:p>
          </table:table-cell>
          <table:table-cell table:style-name="ce39" table:formula="of:=SUM([.AB10:.AB15])" office:value-type="float" office:value="27">
            <text:p>27</text:p>
          </table:table-cell>
          <table:table-cell table:style-name="ce39" table:formula="of:=SUM([.AC10:.AC15])" office:value-type="float" office:value="27">
            <text:p>27</text:p>
          </table:table-cell>
          <table:table-cell table:style-name="ce39" table:formula="of:=SUM([.AD10:.AD15])" office:value-type="float" office:value="27">
            <text:p>27</text:p>
          </table:table-cell>
          <table:table-cell table:style-name="ce39" table:formula="of:=SUM([.AE10:.AE15])" office:value-type="float" office:value="27">
            <text:p>27</text:p>
          </table:table-cell>
          <table:table-cell table:style-name="ce39" table:formula="of:=SUM([.AF10:.AF15])" office:value-type="float" office:value="27">
            <text:p>27</text:p>
          </table:table-cell>
          <table:table-cell table:style-name="ce39" table:formula="of:=SUM([.AG10:.AG15])" office:value-type="float" office:value="27">
            <text:p>27</text:p>
          </table:table-cell>
          <table:table-cell table:style-name="ce39" table:formula="of:=SUM([.AH10:.AH15])" office:value-type="float" office:value="27">
            <text:p>27</text:p>
          </table:table-cell>
          <table:table-cell table:style-name="ce39" table:formula="of:=SUM([.AI10:.AI15])" office:value-type="float" office:value="27">
            <text:p>27</text:p>
          </table:table-cell>
          <table:table-cell table:style-name="ce39" table:formula="of:=SUM([.AJ10:.AJ15])" office:value-type="float" office:value="27">
            <text:p>27</text:p>
          </table:table-cell>
          <table:table-cell table:style-name="ce39" table:formula="of:=SUM([.AK10:.AK15])" office:value-type="float" office:value="23">
            <text:p>23</text:p>
          </table:table-cell>
          <table:table-cell table:style-name="ce39" table:formula="of:=SUM([.AL10:.AL15])" office:value-type="float" office:value="19">
            <text:p>19</text:p>
          </table:table-cell>
          <table:table-cell table:style-name="ce39" table:formula="of:=SUM([.AM10:.AM15])" office:value-type="float" office:value="15">
            <text:p>15</text:p>
          </table:table-cell>
          <table:table-cell table:style-name="ce39" table:formula="of:=SUM([.AN10:.AN15])" office:value-type="float" office:value="15">
            <text:p>15</text:p>
          </table:table-cell>
          <table:table-cell table:style-name="ce39" table:formula="of:=SUM([.AO10:.AO15])" office:value-type="float" office:value="15">
            <text:p>15</text:p>
          </table:table-cell>
          <table:table-cell table:style-name="ce39" table:formula="of:=SUM([.AP10:.AP15])" office:value-type="float" office:value="15">
            <text:p>15</text:p>
          </table:table-cell>
          <table:table-cell table:style-name="ce39" table:formula="of:=SUM([.AQ10:.AQ15])" office:value-type="float" office:value="15">
            <text:p>15</text:p>
          </table:table-cell>
          <table:table-cell table:style-name="ce39" table:formula="of:=SUM([.AR10:.AR15])" office:value-type="float" office:value="11">
            <text:p>11</text:p>
          </table:table-cell>
          <table:table-cell table:style-name="ce39" table:formula="of:=SUM([.AS10:.AS15])" office:value-type="float" office:value="11">
            <text:p>11</text:p>
          </table:table-cell>
          <table:table-cell table:style-name="ce39" table:formula="of:=SUM([.AT10:.AT15])" office:value-type="float" office:value="8">
            <text:p>8</text:p>
          </table:table-cell>
          <table:table-cell table:style-name="ce39" table:formula="of:=SUM([.AU10:.AU15])" office:value-type="float" office:value="8">
            <text:p>8</text:p>
          </table:table-cell>
          <table:table-cell table:style-name="ce39" table:formula="of:=SUM([.AV10:.AV15])" office:value-type="float" office:value="8">
            <text:p>8</text:p>
          </table:table-cell>
          <table:table-cell table:style-name="ce39" table:formula="of:=SUM([.AW10:.AW15])" office:value-type="float" office:value="8">
            <text:p>8</text:p>
          </table:table-cell>
          <table:table-cell table:style-name="ce39" table:formula="of:=SUM([.AX10:.AX15])" office:value-type="float" office:value="8">
            <text:p>8</text:p>
          </table:table-cell>
          <table:table-cell table:style-name="ce39" table:formula="of:=SUM([.AY10:.AY15])" office:value-type="float" office:value="4">
            <text:p>4</text:p>
          </table:table-cell>
          <table:table-cell table:style-name="ce39" table:formula="of:=SUM([.AZ10:.AZ15])" office:value-type="float" office:value="0">
            <text:p>0</text:p>
          </table:table-cell>
          <table:table-cell table:style-name="ce39" table:formula="of:=SUM([.BA10:.BA15])" office:value-type="float" office:value="0">
            <text:p>0</text:p>
          </table:table-cell>
          <table:table-cell table:style-name="ce39" table:formula="of:=SUM([.BB10:.BB15])" office:value-type="float" office:value="0">
            <text:p>0</text:p>
          </table:table-cell>
          <table:table-cell table:style-name="ce39" table:formula="of:=SUM([.BC10:.BC15])" office:value-type="float" office:value="0">
            <text:p>0</text:p>
          </table:table-cell>
          <table:table-cell table:style-name="ce39" table:formula="of:=SUM([.BD10:.BD15])" office:value-type="float" office:value="0">
            <text:p>0</text:p>
          </table:table-cell>
          <table:table-cell table:style-name="ce39" table:formula="of:=SUM([.BE10:.BE15])" office:value-type="float" office:value="0">
            <text:p>0</text:p>
          </table:table-cell>
          <table:table-cell table:style-name="ce39" table:formula="of:=SUM([.BF10:.BF15])" office:value-type="float" office:value="0">
            <text:p>0</text:p>
          </table:table-cell>
          <table:table-cell table:style-name="ce39" table:formula="of:=SUM([.BG10:.BG15])" office:value-type="float" office:value="0">
            <text:p>0</text:p>
          </table:table-cell>
          <table:table-cell table:style-name="ce39" table:formula="of:=SUM([.BH10:.BH15])" office:value-type="float" office:value="0">
            <text:p>0</text:p>
          </table:table-cell>
          <table:table-cell table:style-name="ce39" table:formula="of:=SUM([.BI10:.BI15])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number-columns-repeated="7" table:style-name="ce23"/>
          <table:table-cell table:style-name="ce40" office:value-type="string" table:number-columns-spanned="52" table:number-rows-spanned="2">
            <text:p>Esfuerzo</text:p>
          </table:table-cell>
          <table:covered-table-cell table:number-columns-repeated="28" table:style-name="ce41"/>
          <table:covered-table-cell table:style-name="ce8"/>
          <table:covered-table-cell table:style-name="ce47"/>
          <table:covered-table-cell table:number-columns-repeated="21" table:style-name="ce8"/>
          <table:table-cell table:style-name="ce8"/>
          <table:table-cell table:number-columns-repeated="962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7"/>
          <table:table-cell table:style-name="ce23" office:value-type="string" table:number-columns-spanned="2" table:number-rows-spanned="1">
            <text:p>Tarea</text:p>
          </table:table-cell>
          <table:covered-table-cell table:style-name="ce27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number-columns-repeated="29" table:style-name="ce41"/>
          <table:covered-table-cell table:number-columns-repeated="23" table:style-name="ce8"/>
          <table:table-cell table:style-name="ce8"/>
          <table:table-cell table:number-columns-repeated="962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quivalencia de cursos</text:p>
          </table:table-cell>
          <table:covered-table-cell table:style-name="ce28"/>
          <table:table-cell table:style-name="ce26" office:value-type="string" table:number-columns-spanned="2" table:number-rows-spanned="1">
            <text:p>Configuración de base de datos , ORM y Servicios (queries y criterias).</text:p>
          </table:table-cell>
          <table:covered-table-cell table:style-name="ce28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7">
            <text:p>7</text:p>
          </table:table-cell>
          <table:table-cell table:number-columns-repeated="26"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number-columns-repeated="24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Listado, asignación y desasignación de equivalencias de cursos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11">
            <text:p>11</text:p>
          </table:table-cell>
          <table:table-cell table:number-columns-repeated="11" table:style-name="ce42" office:value-type="float" office:value="10">
            <text:p>10</text:p>
          </table:table-cell>
          <table:table-cell table:number-columns-repeated="14"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number-columns-repeated="6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16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10">
          <table:table-cell/>
          <table:table-cell table:style-name="ce24"/>
          <table:table-cell table:style-name="ce26" table:number-columns-spanned="2" table:number-rows-spanned="1"/>
          <table:covered-table-cell/>
          <table:table-cell table:style-name="ce26" office:value-type="string" table:number-columns-spanned="2" table:number-rows-spanned="1">
            <text:p>Equivalencias por pensums de una misma carrera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number-columns-repeated="34"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16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Equivalencias por carrera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number-columns-repeated="41"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number-columns-repeated="10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5">
          <table:table-cell/>
          <table:table-cell table:style-name="ce24"/>
          <table:table-cell table:style-name="ce25" office:value-type="string" table:number-columns-spanned="2" table:number-rows-spanned="1">
            <text:p>Corrección de Bugs</text:p>
          </table:table-cell>
          <table:covered-table-cell/>
          <table:table-cell table:style-name="ce26" office:value-type="string" table:number-columns-spanned="2" table:number-rows-spanned="1">
            <text:p>Pagineo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number-columns-repeated="7"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number-columns-repeated="5" table:style-name="ce42" office:value-type="float" office:value="4">
            <text:p>4</text:p>
          </table:table-cell>
          <table:table-cell table:number-columns-repeated="39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Actualizando sistema de acuerdo a cambios en la BD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number-columns-repeated="36" table:style-name="ce42" office:value-type="float" office:value="1">
            <text:p>1</text:p>
          </table:table-cell>
          <table:table-cell table:number-columns-repeated="16" table:style-name="ce42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43" table:formula="of:=[.J5]" office:value-type="date" office:date-value="2011-05-25">
            <text:p>25/may</text:p>
          </table:table-cell>
          <table:table-cell table:style-name="ce43" table:formula="of:=[.K5]" office:value-type="date" office:date-value="2011-05-26">
            <text:p>26/may</text:p>
          </table:table-cell>
          <table:table-cell table:style-name="ce43" table:formula="of:=[.L5]" office:value-type="date" office:date-value="2011-05-27">
            <text:p>27/may</text:p>
          </table:table-cell>
          <table:table-cell table:style-name="ce43" table:formula="of:=[.M5]" office:value-type="date" office:date-value="2011-05-28">
            <text:p>28/may</text:p>
          </table:table-cell>
          <table:table-cell table:style-name="ce43" table:formula="of:=[.N5]" office:value-type="date" office:date-value="2011-05-29">
            <text:p>29/may</text:p>
          </table:table-cell>
          <table:table-cell table:style-name="ce43" table:formula="of:=[.O5]" office:value-type="date" office:date-value="2011-05-30">
            <text:p>30/may</text:p>
          </table:table-cell>
          <table:table-cell table:style-name="ce43" table:formula="of:=[.P5]" office:value-type="date" office:date-value="2011-05-31">
            <text:p>31/may</text:p>
          </table:table-cell>
          <table:table-cell table:style-name="ce43" table:formula="of:=[.Q5]" office:value-type="date" office:date-value="2011-06-01">
            <text:p>01/jun</text:p>
          </table:table-cell>
          <table:table-cell table:style-name="ce43" table:formula="of:=[.R5]" office:value-type="date" office:date-value="2011-06-02">
            <text:p>02/jun</text:p>
          </table:table-cell>
          <table:table-cell table:style-name="ce43" table:formula="of:=[.S5]" office:value-type="date" office:date-value="2011-06-03">
            <text:p>03/jun</text:p>
          </table:table-cell>
          <table:table-cell table:style-name="ce43" table:formula="of:=[.T5]" office:value-type="date" office:date-value="2011-06-04">
            <text:p>04/jun</text:p>
          </table:table-cell>
          <table:table-cell table:style-name="ce43" table:formula="of:=[.U5]" office:value-type="date" office:date-value="2011-06-05">
            <text:p>05/jun</text:p>
          </table:table-cell>
          <table:table-cell table:style-name="ce43" table:formula="of:=[.V5]" office:value-type="date" office:date-value="2011-06-06">
            <text:p>06/jun</text:p>
          </table:table-cell>
          <table:table-cell table:style-name="ce43" table:formula="of:=[.W5]" office:value-type="date" office:date-value="2011-06-07">
            <text:p>07/jun</text:p>
          </table:table-cell>
          <table:table-cell table:style-name="ce43" table:formula="of:=[.X5]" office:value-type="date" office:date-value="2011-06-08">
            <text:p>08/jun</text:p>
          </table:table-cell>
          <table:table-cell table:style-name="ce43" table:formula="of:=[.Y5]" office:value-type="date" office:date-value="2011-06-09">
            <text:p>09/jun</text:p>
          </table:table-cell>
          <table:table-cell table:style-name="ce43" table:formula="of:=[.Z5]" office:value-type="date" office:date-value="2011-06-10">
            <text:p>10/jun</text:p>
          </table:table-cell>
          <table:table-cell table:style-name="ce43" table:formula="of:=[.AA5]" office:value-type="date" office:date-value="2011-06-11">
            <text:p>11/jun</text:p>
          </table:table-cell>
          <table:table-cell table:style-name="ce43" table:formula="of:=[.AB5]" office:value-type="date" office:date-value="2011-06-12">
            <text:p>12/jun</text:p>
          </table:table-cell>
          <table:table-cell table:style-name="ce43" table:formula="of:=[.AC5]" office:value-type="date" office:date-value="2011-06-13">
            <text:p>13/jun</text:p>
          </table:table-cell>
          <table:table-cell table:style-name="ce43" table:formula="of:=[.AD5]" office:value-type="date" office:date-value="2011-06-14">
            <text:p>14/jun</text:p>
          </table:table-cell>
          <table:table-cell table:style-name="ce43" table:formula="of:=[.AE5]" office:value-type="date" office:date-value="2011-06-15">
            <text:p>15/jun</text:p>
          </table:table-cell>
          <table:table-cell table:style-name="ce43" table:formula="of:=[.AF5]" office:value-type="date" office:date-value="2011-06-16">
            <text:p>16/jun</text:p>
          </table:table-cell>
          <table:table-cell table:style-name="ce43" table:formula="of:=[.AG5]" office:value-type="date" office:date-value="2011-06-17">
            <text:p>17/jun</text:p>
          </table:table-cell>
          <table:table-cell table:style-name="ce43" table:formula="of:=[.AH5]" office:value-type="date" office:date-value="2011-06-18">
            <text:p>18/jun</text:p>
          </table:table-cell>
          <table:table-cell table:style-name="ce43" table:formula="of:=[.AI5]" office:value-type="date" office:date-value="2011-06-19">
            <text:p>19/jun</text:p>
          </table:table-cell>
          <table:table-cell table:style-name="ce43" table:formula="of:=[.AJ5]" office:value-type="date" office:date-value="2011-06-20">
            <text:p>20/jun</text:p>
          </table:table-cell>
          <table:table-cell table:style-name="ce43" table:formula="of:=[.AK5]" office:value-type="date" office:date-value="2011-06-21">
            <text:p>21/jun</text:p>
          </table:table-cell>
          <table:table-cell table:style-name="ce43" table:formula="of:=[.AL5]" office:value-type="date" office:date-value="2011-06-22">
            <text:p>22/jun</text:p>
          </table:table-cell>
          <table:table-cell table:style-name="ce43" table:formula="of:=[.AM5]" office:value-type="date" office:date-value="2011-06-23">
            <text:p>23/jun</text:p>
          </table:table-cell>
          <table:table-cell table:style-name="ce43" table:formula="of:=[.AN5]" office:value-type="date" office:date-value="2011-06-24">
            <text:p>24/jun</text:p>
          </table:table-cell>
          <table:table-cell table:style-name="ce43" table:formula="of:=[.AO5]" office:value-type="date" office:date-value="2011-06-25">
            <text:p>25/jun</text:p>
          </table:table-cell>
          <table:table-cell table:style-name="ce43" table:formula="of:=[.AP5]" office:value-type="date" office:date-value="2011-06-26">
            <text:p>26/jun</text:p>
          </table:table-cell>
          <table:table-cell table:style-name="ce43" table:formula="of:=[.AQ5]" office:value-type="date" office:date-value="2011-06-27">
            <text:p>27/jun</text:p>
          </table:table-cell>
          <table:table-cell table:style-name="ce43" table:formula="of:=[.AR5]" office:value-type="date" office:date-value="2011-06-28">
            <text:p>28/jun</text:p>
          </table:table-cell>
          <table:table-cell table:style-name="ce43" table:formula="of:=[.AS5]" office:value-type="date" office:date-value="2011-06-29">
            <text:p>29/jun</text:p>
          </table:table-cell>
          <table:table-cell table:style-name="ce43" table:formula="of:=[.AT5]" office:value-type="date" office:date-value="2011-06-30">
            <text:p>30/jun</text:p>
          </table:table-cell>
          <table:table-cell table:style-name="ce43" table:formula="of:=[.AU5]" office:value-type="date" office:date-value="2011-07-01">
            <text:p>01/jul</text:p>
          </table:table-cell>
          <table:table-cell table:style-name="ce43" table:formula="of:=[.AV5]" office:value-type="date" office:date-value="2011-07-02">
            <text:p>02/jul</text:p>
          </table:table-cell>
          <table:table-cell table:style-name="ce43" table:formula="of:=[.AW5]" office:value-type="date" office:date-value="2011-07-03">
            <text:p>03/jul</text:p>
          </table:table-cell>
          <table:table-cell table:style-name="ce43" table:formula="of:=[.AX5]" office:value-type="date" office:date-value="2011-07-04">
            <text:p>04/jul</text:p>
          </table:table-cell>
          <table:table-cell table:style-name="ce43" table:formula="of:=[.AY5]" office:value-type="date" office:date-value="2011-07-05">
            <text:p>05/jul</text:p>
          </table:table-cell>
          <table:table-cell table:style-name="ce43" table:formula="of:=[.AZ5]" office:value-type="date" office:date-value="2011-07-06">
            <text:p>06/jul</text:p>
          </table:table-cell>
          <table:table-cell table:style-name="ce43" table:formula="of:=[.BA5]" office:value-type="date" office:date-value="2011-07-07">
            <text:p>07/jul</text:p>
          </table:table-cell>
          <table:table-cell table:style-name="ce43" table:formula="of:=[.BB5]" office:value-type="date" office:date-value="2011-07-08">
            <text:p>08/jul</text:p>
          </table:table-cell>
          <table:table-cell table:style-name="ce43" table:formula="of:=[.BC5]" office:value-type="date" office:date-value="2011-07-09">
            <text:p>09/jul</text:p>
          </table:table-cell>
          <table:table-cell table:style-name="ce43" table:formula="of:=[.BD5]" office:value-type="date" office:date-value="2011-07-10">
            <text:p>10/jul</text:p>
          </table:table-cell>
          <table:table-cell table:style-name="ce43" table:formula="of:=[.BE5]" office:value-type="date" office:date-value="2011-07-11">
            <text:p>11/jul</text:p>
          </table:table-cell>
          <table:table-cell table:style-name="ce43" table:formula="of:=[.BF5]" office:value-type="date" office:date-value="2011-07-12">
            <text:p>12/jul</text:p>
          </table:table-cell>
          <table:table-cell table:style-name="ce43" table:formula="of:=[.BG5]" office:value-type="date" office:date-value="2011-07-13">
            <text:p>13/jul</text:p>
          </table:table-cell>
          <table:table-cell table:style-name="ce43" table:formula="of:=[.BH5]" office:value-type="date" office:date-value="2011-07-14">
            <text:p>14/jul</text:p>
          </table:table-cell>
          <table:table-cell table:style-name="ce43" table:formula="of:=[.BI5]" office:value-type="date" office:date-value="2011-07-15">
            <text:p>15/jul</text:p>
          </table:table-cell>
          <table:table-cell table:style-name="ce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4" table:content-validation-name="val4" office:value-type="string">
            <text:p>Mario Batres</text:p>
          </table:table-cell>
          <table:table-cell table:style-name="ce34" table:formula="of:=SUMIF([.I10:.I15];[.I17];[.J10:.J15])" office:value-type="float" office:value="44">
            <text:p>44</text:p>
          </table:table-cell>
          <table:table-cell table:style-name="ce34" table:formula="of:=SUMIF([.I10:.I15];[.I17];[.K10:.K15])" office:value-type="float" office:value="40">
            <text:p>40</text:p>
          </table:table-cell>
          <table:table-cell table:style-name="ce34" table:formula="of:=SUMIF([.I10:.I15];[.I17];[.L10:.L15])" office:value-type="float" office:value="40">
            <text:p>40</text:p>
          </table:table-cell>
          <table:table-cell table:style-name="ce34" table:formula="of:=SUMIF([.I10:.I15];[.I17];[.M10:.M15])" office:value-type="float" office:value="39">
            <text:p>39</text:p>
          </table:table-cell>
          <table:table-cell table:style-name="ce34" table:formula="of:=SUMIF([.I10:.I15];[.I17];[.N10:.N15])" office:value-type="float" office:value="39">
            <text:p>39</text:p>
          </table:table-cell>
          <table:table-cell table:style-name="ce34" table:formula="of:=SUMIF([.I10:.I15];[.I17];[.O10:.O15])" office:value-type="float" office:value="39">
            <text:p>39</text:p>
          </table:table-cell>
          <table:table-cell table:style-name="ce34" table:formula="of:=SUMIF([.I10:.I15];[.I17];[.P10:.P15])" office:value-type="float" office:value="39">
            <text:p>39</text:p>
          </table:table-cell>
          <table:table-cell table:style-name="ce34" table:formula="of:=SUMIF([.I10:.I15];[.I17];[.Q10:.Q15])" office:value-type="float" office:value="37">
            <text:p>37</text:p>
          </table:table-cell>
          <table:table-cell table:style-name="ce34" table:formula="of:=SUMIF([.I10:.I15];[.I17];[.R10:.R15])" office:value-type="float" office:value="35">
            <text:p>35</text:p>
          </table:table-cell>
          <table:table-cell table:style-name="ce34" table:formula="of:=SUMIF([.I10:.I15];[.I17];[.S10:.S15])" office:value-type="float" office:value="35">
            <text:p>35</text:p>
          </table:table-cell>
          <table:table-cell table:style-name="ce34" table:formula="of:=SUMIF([.I10:.I15];[.I17];[.T10:.T15])" office:value-type="float" office:value="35">
            <text:p>35</text:p>
          </table:table-cell>
          <table:table-cell table:style-name="ce34" table:formula="of:=SUMIF([.I10:.I15];[.I17];[.U10:.U15])" office:value-type="float" office:value="35">
            <text:p>35</text:p>
          </table:table-cell>
          <table:table-cell table:style-name="ce34" table:formula="of:=SUMIF([.I10:.I15];[.I17];[.V10:.V15])" office:value-type="float" office:value="35">
            <text:p>35</text:p>
          </table:table-cell>
          <table:table-cell table:style-name="ce34" table:formula="of:=SUMIF([.I10:.I15];[.I17];[.W10:.W15])" office:value-type="float" office:value="31">
            <text:p>31</text:p>
          </table:table-cell>
          <table:table-cell table:style-name="ce34" table:formula="of:=SUMIF([.I10:.I15];[.I17];[.X10:.X15])" office:value-type="float" office:value="27">
            <text:p>27</text:p>
          </table:table-cell>
          <table:table-cell table:style-name="ce34" table:formula="of:=SUMIF([.I10:.I15];[.I17];[.Y10:.Y15])" office:value-type="float" office:value="27">
            <text:p>27</text:p>
          </table:table-cell>
          <table:table-cell table:style-name="ce34" table:formula="of:=SUMIF([.I10:.I15];[.I17];[.Z10:.Z15])" office:value-type="float" office:value="27">
            <text:p>27</text:p>
          </table:table-cell>
          <table:table-cell table:style-name="ce34" table:formula="of:=SUMIF([.I10:.I15];[.I17];[.AA10:.AA15])" office:value-type="float" office:value="27">
            <text:p>27</text:p>
          </table:table-cell>
          <table:table-cell table:style-name="ce34" table:formula="of:=SUMIF([.I10:.I15];[.I17];[.AB10:.AB15])" office:value-type="float" office:value="27">
            <text:p>27</text:p>
          </table:table-cell>
          <table:table-cell table:style-name="ce34" table:formula="of:=SUMIF([.I10:.I15];[.I17];[.AC10:.AC15])" office:value-type="float" office:value="27">
            <text:p>27</text:p>
          </table:table-cell>
          <table:table-cell table:style-name="ce34" table:formula="of:=SUMIF([.I10:.I15];[.I17];[.AD10:.AD15])" office:value-type="float" office:value="27">
            <text:p>27</text:p>
          </table:table-cell>
          <table:table-cell table:style-name="ce34" table:formula="of:=SUMIF([.L10:.L15];[.L17];[.AE10:.AE15])" office:value-type="float" office:value="0">
            <text:p>0</text:p>
          </table:table-cell>
          <table:table-cell table:style-name="ce34" table:formula="of:=SUMIF([.I10:.I10];[.I17];[.AF10:.AF10])" office:value-type="float" office:value="6">
            <text:p>6</text:p>
          </table:table-cell>
          <table:table-cell table:style-name="ce34" table:formula="of:=SUMIF([.I10:.I10];[.I17];[.AG10:.AG10])" office:value-type="float" office:value="6">
            <text:p>6</text:p>
          </table:table-cell>
          <table:table-cell table:style-name="ce34" table:formula="of:=SUMIF([.I10:.I10];[.I17];[.AH10:.AH10])" office:value-type="float" office:value="6">
            <text:p>6</text:p>
          </table:table-cell>
          <table:table-cell table:style-name="ce34" table:formula="of:=SUMIF([.J10:.J10];[.J17];[.AI10:.AI10])" office:value-type="float" office:value="0">
            <text:p>0</text:p>
          </table:table-cell>
          <table:table-cell table:style-name="ce34" table:formula="of:=SUMIF([.K10:.K10];[.K17];[.AJ10:.AJ10])" office:value-type="float" office:value="0">
            <text:p>0</text:p>
          </table:table-cell>
          <table:table-cell table:style-name="ce34" table:formula="of:=SUMIF([.L10:.L10];[.L17];[.AK10:.AK10])" office:value-type="float" office:value="0">
            <text:p>0</text:p>
          </table:table-cell>
          <table:table-cell table:style-name="ce34" table:formula="of:=SUMIF([.M10:.M10];[.M17];[.AL10:.AL10])" office:value-type="float" office:value="0">
            <text:p>0</text:p>
          </table:table-cell>
          <table:table-cell table:style-name="ce34" table:formula="of:=SUMIF([.N10:.N10];[.N17];[.AM10:.AM10])" office:value-type="float" office:value="0">
            <text:p>0</text:p>
          </table:table-cell>
          <table:table-cell table:style-name="ce34" table:formula="of:=SUMIF([.O10:.O10];[.O17];[.AN10:.AN10])" office:value-type="float" office:value="0">
            <text:p>0</text:p>
          </table:table-cell>
          <table:table-cell table:style-name="ce34" table:formula="of:=SUMIF([.P10:.P10];[.P17];[.AO10:.AO10])" office:value-type="float" office:value="0">
            <text:p>0</text:p>
          </table:table-cell>
          <table:table-cell table:style-name="ce34" table:formula="of:=SUMIF([.Q10:.Q10];[.Q17];[.AP10:.AP10])" office:value-type="float" office:value="0">
            <text:p>0</text:p>
          </table:table-cell>
          <table:table-cell table:style-name="ce34" table:formula="of:=SUMIF([.R10:.R10];[.R17];[.AQ10:.AQ10])" office:value-type="float" office:value="0">
            <text:p>0</text:p>
          </table:table-cell>
          <table:table-cell table:style-name="ce34" table:formula="of:=SUMIF([.S10:.S10];[.S17];[.AR10:.AR10])" office:value-type="float" office:value="0">
            <text:p>0</text:p>
          </table:table-cell>
          <table:table-cell table:style-name="ce34" table:formula="of:=SUMIF([.T10:.T10];[.T17];[.AS10:.AS10])" office:value-type="float" office:value="0">
            <text:p>0</text:p>
          </table:table-cell>
          <table:table-cell table:style-name="ce34" table:formula="of:=SUMIF([.U10:.U10];[.U17];[.AT10:.AT10])" office:value-type="float" office:value="0">
            <text:p>0</text:p>
          </table:table-cell>
          <table:table-cell table:style-name="ce34" table:formula="of:=SUMIF([.V10:.V10];[.V17];[.AU10:.AU10])" office:value-type="float" office:value="0">
            <text:p>0</text:p>
          </table:table-cell>
          <table:table-cell table:style-name="ce34" table:formula="of:=SUMIF([.W10:.W10];[.W17];[.AV10:.AV10])" office:value-type="float" office:value="0">
            <text:p>0</text:p>
          </table:table-cell>
          <table:table-cell table:style-name="ce34" table:formula="of:=SUMIF([.X10:.X10];[.X17];[.AW10:.AW10])" office:value-type="float" office:value="0">
            <text:p>0</text:p>
          </table:table-cell>
          <table:table-cell table:style-name="ce34" table:formula="of:=SUMIF([.Y10:.Y10];[.Y17];[.AX10:.AX10])" office:value-type="float" office:value="0">
            <text:p>0</text:p>
          </table:table-cell>
          <table:table-cell table:style-name="ce34" table:formula="of:=SUMIF([.Z10:.Z10];[.Z17];[.AY10:.AY10])" office:value-type="float" office:value="0">
            <text:p>0</text:p>
          </table:table-cell>
          <table:table-cell table:style-name="ce34" table:formula="of:=SUMIF([.AA10:.AA10];[.AA17];[.AZ10:.AZ10])" office:value-type="float" office:value="0">
            <text:p>0</text:p>
          </table:table-cell>
          <table:table-cell table:style-name="ce34" table:formula="of:=SUMIF([.AB10:.AB10];[.AB17];[.BA10:.BA10])" office:value-type="float" office:value="0">
            <text:p>0</text:p>
          </table:table-cell>
          <table:table-cell table:style-name="ce34" table:formula="of:=SUMIF([.AC10:.AC10];[.AC17];[.BB10:.BB10])" office:value-type="float" office:value="0">
            <text:p>0</text:p>
          </table:table-cell>
          <table:table-cell table:style-name="ce34" table:formula="of:=SUMIF([.AD10:.AD10];[.AD17];[.BC10:.BC10])" office:value-type="float" office:value="0">
            <text:p>0</text:p>
          </table:table-cell>
          <table:table-cell table:style-name="ce34" table:formula="of:=SUMIF([.AE10:.AE10];[.AE17];[.BD10:.BD10])" office:value-type="float" office:value="0">
            <text:p>0</text:p>
          </table:table-cell>
          <table:table-cell table:style-name="ce34" table:formula="of:=SUMIF([.AF10:.AF10];[.AF17];[.BE10:.BE10])" office:value-type="float" office:value="0">
            <text:p>0</text:p>
          </table:table-cell>
          <table:table-cell table:style-name="ce34" table:formula="of:=SUMIF([.AG10:.AG10];[.AG17];[.BF10:.BF10])" office:value-type="float" office:value="0">
            <text:p>0</text:p>
          </table:table-cell>
          <table:table-cell table:style-name="ce34" table:formula="of:=SUMIF([.AH10:.AH10];[.AH17];[.BG10:.BG10])" office:value-type="float" office:value="0">
            <text:p>0</text:p>
          </table:table-cell>
          <table:table-cell table:style-name="ce34" table:formula="of:=SUMIF([.AI10:.AI10];[.AI17];[.BH10:.BH10])" office:value-type="float" office:value="0">
            <text:p>0</text:p>
          </table:table-cell>
          <table:table-cell table:style-name="ce34" table:formula="of:=SUMIF([.AJ10:.AJ10];[.AJ17];[.BI10:.BI10])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4" table:content-validation-name="val5"/>
          <table:table-cell table:style-name="ce34" table:formula="of:=SUMIF([.I10:.I10];[.I18];[.J10:.J10])" office:value-type="float" office:value="0">
            <text:p>0</text:p>
          </table:table-cell>
          <table:table-cell table:style-name="ce34" table:formula="of:=SUMIF([.I10:.I10];[.I18];[.K10:.K10])" office:value-type="float" office:value="0">
            <text:p>0</text:p>
          </table:table-cell>
          <table:table-cell table:style-name="ce34" table:formula="of:=SUMIF([.I10:.I10];[.I18];[.L10:.L10])" office:value-type="float" office:value="0">
            <text:p>0</text:p>
          </table:table-cell>
          <table:table-cell table:style-name="ce34" table:formula="of:=SUMIF([.I10:.I10];[.I18];[.M10:.M10])" office:value-type="float" office:value="0">
            <text:p>0</text:p>
          </table:table-cell>
          <table:table-cell table:style-name="ce34" table:formula="of:=SUMIF([.I10:.I10];[.I18];[.N10:.N10])" office:value-type="float" office:value="0">
            <text:p>0</text:p>
          </table:table-cell>
          <table:table-cell table:style-name="ce34" table:formula="of:=SUMIF([.I10:.I10];[.I18];[.O10:.O10])" office:value-type="float" office:value="0">
            <text:p>0</text:p>
          </table:table-cell>
          <table:table-cell table:style-name="ce34" table:formula="of:=SUMIF([.I10:.I10];[.I18];[.P10:.P10])" office:value-type="float" office:value="0">
            <text:p>0</text:p>
          </table:table-cell>
          <table:table-cell table:style-name="ce34" table:formula="of:=SUMIF([.I10:.I10];[.I18];[.Q10:.Q10])" office:value-type="float" office:value="0">
            <text:p>0</text:p>
          </table:table-cell>
          <table:table-cell table:style-name="ce34" table:formula="of:=SUMIF([.I10:.I10];[.I18];[.R10:.R10])" office:value-type="float" office:value="0">
            <text:p>0</text:p>
          </table:table-cell>
          <table:table-cell table:style-name="ce34" table:formula="of:=SUMIF([.I10:.I10];[.I18];[.S10:.S10])" office:value-type="float" office:value="0">
            <text:p>0</text:p>
          </table:table-cell>
          <table:table-cell table:style-name="ce34" table:formula="of:=SUMIF([.I10:.I10];[.I18];[.T10:.T10])" office:value-type="float" office:value="0">
            <text:p>0</text:p>
          </table:table-cell>
          <table:table-cell table:style-name="ce34" table:formula="of:=SUMIF([.I10:.I10];[.I18];[.U10:.U10])" office:value-type="float" office:value="0">
            <text:p>0</text:p>
          </table:table-cell>
          <table:table-cell table:style-name="ce34" table:formula="of:=SUMIF([.I10:.I10];[.I18];[.V10:.V10])" office:value-type="float" office:value="0">
            <text:p>0</text:p>
          </table:table-cell>
          <table:table-cell table:style-name="ce34" table:formula="of:=SUMIF([.I10:.I10];[.I18];[.W10:.W10])" office:value-type="float" office:value="0">
            <text:p>0</text:p>
          </table:table-cell>
          <table:table-cell table:style-name="ce34" table:formula="of:=SUMIF([.I10:.I10];[.I18];[.X10:.X10])" office:value-type="float" office:value="0">
            <text:p>0</text:p>
          </table:table-cell>
          <table:table-cell table:style-name="ce34" table:formula="of:=SUMIF([.I10:.I10];[.I18];[.Y10:.Y10])" office:value-type="float" office:value="0">
            <text:p>0</text:p>
          </table:table-cell>
          <table:table-cell table:style-name="ce34" table:formula="of:=SUMIF([.I10:.I10];[.I18];[.Z10:.Z10])" office:value-type="float" office:value="0">
            <text:p>0</text:p>
          </table:table-cell>
          <table:table-cell table:style-name="ce34" table:formula="of:=SUMIF([.I10:.I10];[.I18];[.AA10:.AA10])" office:value-type="float" office:value="0">
            <text:p>0</text:p>
          </table:table-cell>
          <table:table-cell table:style-name="ce46" table:formula="of:=SUMIF([.I10:.I10];[.I18];[.AB10:.AB10])" office:value-type="float" office:value="0">
            <text:p>0</text:p>
          </table:table-cell>
          <table:table-cell table:style-name="ce34" table:formula="of:=SUMIF([.I10:.I10];[.I18];[.AC10:.AC10])" office:value-type="float" office:value="0">
            <text:p>0</text:p>
          </table:table-cell>
          <table:table-cell table:style-name="ce34" table:formula="of:=SUMIF([.I10:.I10];[.I18];[.AD10:.AD10])" office:value-type="float" office:value="0">
            <text:p>0</text:p>
          </table:table-cell>
          <table:table-cell table:style-name="ce34" table:formula="of:=SUMIF([.I10:.I10];[.I18];[.AE10:.AE10])" office:value-type="float" office:value="0">
            <text:p>0</text:p>
          </table:table-cell>
          <table:table-cell table:style-name="ce34" table:formula="of:=SUMIF([.I10:.I10];[.I18];[.AF10:.AF10])" office:value-type="float" office:value="0">
            <text:p>0</text:p>
          </table:table-cell>
          <table:table-cell table:style-name="ce34" table:formula="of:=SUMIF([.I10:.I10];[.I18];[.AG10:.AG10])" office:value-type="float" office:value="0">
            <text:p>0</text:p>
          </table:table-cell>
          <table:table-cell table:style-name="ce34" table:formula="of:=SUMIF([.I10:.I10];[.I18];[.AH10:.AH10])" office:value-type="float" office:value="0">
            <text:p>0</text:p>
          </table:table-cell>
          <table:table-cell table:style-name="ce34" table:formula="of:=SUMIF([.J10:.J10];[.J18];[.AI10:.AI10])" office:value-type="float" office:value="0">
            <text:p>0</text:p>
          </table:table-cell>
          <table:table-cell table:style-name="ce34" table:formula="of:=SUMIF([.K10:.K10];[.K18];[.AJ10:.AJ10])" office:value-type="float" office:value="0">
            <text:p>0</text:p>
          </table:table-cell>
          <table:table-cell table:style-name="ce34" table:formula="of:=SUMIF([.L10:.L10];[.L18];[.AK10:.AK10])" office:value-type="float" office:value="0">
            <text:p>0</text:p>
          </table:table-cell>
          <table:table-cell table:style-name="ce34" table:formula="of:=SUMIF([.M10:.M10];[.M18];[.AL10:.AL10])" office:value-type="float" office:value="0">
            <text:p>0</text:p>
          </table:table-cell>
          <table:table-cell table:style-name="ce34" table:formula="of:=SUMIF([.N10:.N10];[.N18];[.AM10:.AM10])" office:value-type="float" office:value="0">
            <text:p>0</text:p>
          </table:table-cell>
          <table:table-cell table:style-name="ce34" table:formula="of:=SUMIF([.O11:.O11];[.O18];[.AN11:.AN11])" office:value-type="float" office:value="0">
            <text:p>0</text:p>
          </table:table-cell>
          <table:table-cell table:style-name="ce34" table:formula="of:=SUMIF([.P11:.P11];[.P18];[.AO11:.AO11])" office:value-type="float" office:value="0">
            <text:p>0</text:p>
          </table:table-cell>
          <table:table-cell table:style-name="ce34" table:formula="of:=SUMIF([.Q11:.Q11];[.Q18];[.AP11:.AP11])" office:value-type="float" office:value="0">
            <text:p>0</text:p>
          </table:table-cell>
          <table:table-cell table:style-name="ce34" table:formula="of:=SUMIF([.R11:.R11];[.R18];[.AQ11:.AQ11])" office:value-type="float" office:value="0">
            <text:p>0</text:p>
          </table:table-cell>
          <table:table-cell table:style-name="ce34" table:formula="of:=SUMIF([.S11:.S11];[.S18];[.AR11:.AR11])" office:value-type="float" office:value="0">
            <text:p>0</text:p>
          </table:table-cell>
          <table:table-cell table:style-name="ce34" table:formula="of:=SUMIF([.T11:.T11];[.T18];[.AS11:.AS11])" office:value-type="float" office:value="0">
            <text:p>0</text:p>
          </table:table-cell>
          <table:table-cell table:style-name="ce34" table:formula="of:=SUMIF([.U11:.U11];[.U18];[.AT11:.AT11])" office:value-type="float" office:value="0">
            <text:p>0</text:p>
          </table:table-cell>
          <table:table-cell table:style-name="ce34" table:formula="of:=SUMIF([.V11:.V11];[.V18];[.AU11:.AU11])" office:value-type="float" office:value="0">
            <text:p>0</text:p>
          </table:table-cell>
          <table:table-cell table:style-name="ce34" table:formula="of:=SUMIF([.W11:.W11];[.W18];[.AV11:.AV11])" office:value-type="float" office:value="0">
            <text:p>0</text:p>
          </table:table-cell>
          <table:table-cell table:style-name="ce34" table:formula="of:=SUMIF([.X11:.X11];[.X18];[.AW11:.AW11])" office:value-type="float" office:value="0">
            <text:p>0</text:p>
          </table:table-cell>
          <table:table-cell table:style-name="ce34" table:formula="of:=SUMIF([.Y11:.Y11];[.Y18];[.AX11:.AX11])" office:value-type="float" office:value="0">
            <text:p>0</text:p>
          </table:table-cell>
          <table:table-cell table:style-name="ce34" table:formula="of:=SUMIF([.Z11:.Z11];[.Z18];[.AY11:.AY11])" office:value-type="float" office:value="0">
            <text:p>0</text:p>
          </table:table-cell>
          <table:table-cell table:style-name="ce34" table:formula="of:=SUMIF([.AA11:.AA11];[.AA18];[.AZ11:.AZ11])" office:value-type="float" office:value="0">
            <text:p>0</text:p>
          </table:table-cell>
          <table:table-cell table:style-name="ce34" table:formula="of:=SUMIF([.AB11:.AB11];[.AB18];[.BA11:.BA11])" office:value-type="float" office:value="0">
            <text:p>0</text:p>
          </table:table-cell>
          <table:table-cell table:style-name="ce34" table:formula="of:=SUMIF([.AC11:.AC11];[.AC18];[.BB11:.BB11])" office:value-type="float" office:value="0">
            <text:p>0</text:p>
          </table:table-cell>
          <table:table-cell table:style-name="ce34" table:formula="of:=SUMIF([.AD11:.AD11];[.AD18];[.BC11:.BC11])" office:value-type="float" office:value="0">
            <text:p>0</text:p>
          </table:table-cell>
          <table:table-cell table:style-name="ce34" table:formula="of:=SUMIF([.AE11:.AE11];[.AE18];[.BD11:.BD11])" office:value-type="float" office:value="0">
            <text:p>0</text:p>
          </table:table-cell>
          <table:table-cell table:style-name="ce34" table:formula="of:=SUMIF([.AF11:.AF11];[.AF18];[.BE11:.BE11])" office:value-type="float" office:value="0">
            <text:p>0</text:p>
          </table:table-cell>
          <table:table-cell table:style-name="ce34" table:formula="of:=SUMIF([.AG11:.AG11];[.AG18];[.BF11:.BF11])" office:value-type="float" office:value="0">
            <text:p>0</text:p>
          </table:table-cell>
          <table:table-cell table:style-name="ce34" table:formula="of:=SUMIF([.AH11:.AH11];[.AH18];[.BG11:.BG11])" office:value-type="float" office:value="0">
            <text:p>0</text:p>
          </table:table-cell>
          <table:table-cell table:style-name="ce34" table:formula="of:=SUMIF([.AI11:.AI11];[.AI18];[.BH11:.BH11])" office:value-type="float" office:value="0">
            <text:p>0</text:p>
          </table:table-cell>
          <table:table-cell table:style-name="ce34" table:formula="of:=SUMIF([.AJ11:.AJ11];[.AJ18];[.BI11:.BI11])" office:value-type="float" office:value="0">
            <text:p>0</text:p>
          </table:table-cell>
          <table:table-cell table:style-name="ce8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5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9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9cm">
            <draw:object draw:notify-on-update-of-ranges="Sprint.J16:Sprint.AH16 Sprint.I17:Sprint.I17 Sprint.J17:Sprint.AH17 Sprint.I18:Sprint.I18 Sprint.J18:Sprint.AH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4" table:default-cell-style-name="Default"/>
        <table:table-column table:style-name="co3" table:number-columns-repeated="6" table:default-cell-style-name="Default"/>
        <table:table-column table:style-name="co11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48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5">
            <text:p>15</text:p>
          </table:table-cell>
          <table:table-cell table:style-name="ce19" table:formula="of:=[$Configuracion.C9]" office:value-type="date" office:date-value="2011-05-25">
            <text:p>25/may</text:p>
          </table:table-cell>
          <table:table-cell table:style-name="ce13" table:formula="of:=[$Configuracion.D9]" office:value-type="float" office:value="40">
            <text:p>40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49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9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9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06:5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2:13:10</meta:creation-date>
    <meta:generator>LibreOffice/3.3$Unix LibreOffice_project/330m19$Build-301</meta:generator>
    <meta:editing-duration>PT1H5M51S</meta:editing-duration>
    <meta:editing-cycles>2</meta:editing-cycles>
    <dc:date>2011-07-07T06:52:08</dc:date>
    <meta:document-statistic meta:table-count="4" meta:cell-count="7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936cm" svg:y="2.418cm" svg:width="34.921cm" svg:height="7.371cm"/>
          <chart:axis chart:dimension="x" chart:name="primary-x" chart:style-name="ch4">
            <chart:title svg:x="19.62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31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/may</text:p>
                <draw:g>
                  <svg:desc>Sprint.J5:Sprint.AH5</svg:desc>
                </draw:g>
              </table:table-cell>
              <table:table-cell office:value-type="string">
                <text:p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  <table:table-cell office:value-type="string">
                <text:p>02/jun</text:p>
              </table:table-cell>
              <table:table-cell office:value-type="string">
                <text:p>03/jun</text:p>
              </table:table-cell>
              <table:table-cell office:value-type="string">
                <text:p>04/jun</text:p>
              </table:table-cell>
              <table:table-cell office:value-type="string">
                <text:p>05/jun</text:p>
              </table:table-cell>
              <table:table-cell office:value-type="string">
                <text:p>06/jun</text:p>
              </table:table-cell>
              <table:table-cell office:value-type="string">
                <text:p>07/jun</text:p>
              </table:table-cell>
              <table:table-cell office:value-type="string">
                <text:p>08/jun</text:p>
              </table:table-cell>
              <table:table-cell office:value-type="string">
                <text:p>09/jun</text:p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print.J6:Sprint.A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87cm" svg:y="0.375cm" chart:style-name="ch2">
          <text:p>Gráfico Individual</text:p>
        </chart:title>
        <chart:legend chart:legend-position="bottom" svg:x="17.43cm" svg:y="11.134cm" chart:style-name="ch3"/>
        <chart:plot-area chart:style-name="ch4" table:cell-range-address="Sprint.I16:Sprint.AH18" chart:data-source-has-labels="both" svg:x="2.103cm" svg:y="2.192cm" svg:width="36.298cm" svg:height="7.429cm">
          <chartooo:coordinate-region svg:x="2.83cm" svg:y="2.418cm" svg:width="35.028cm" svg:height="6.503cm"/>
          <chart:axis chart:dimension="x" chart:name="primary-x" chart:style-name="ch5">
            <chart:title svg:x="19.62cm" svg:y="9.861cm" chart:style-name="ch6">
              <text:p>Días</text:p>
            </chart:title>
            <chart:categories table:cell-range-address="Sprint.J16:Sprint.AH16"/>
          </chart:axis>
          <chart:axis chart:dimension="y" chart:name="primary-y" chart:style-name="ch5">
            <chart:title svg:x="0.451cm" svg:y="8.165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7:Sprint.AH17" chart:label-cell-address="Sprint.I17:Sprint.I17" chart:class="chart:line">
            <chart:data-point chart:repeated="25"/>
          </chart:series>
          <chart:series chart:style-name="ch10" chart:values-cell-range-address="Sprint.J18:Sprint.AH18" chart:label-cell-address="Sprint.I18:Sprint.I18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/may</text:p>
                <draw:g>
                  <svg:desc>Sprint.J16:Sprint.AH16</svg:desc>
                </draw:g>
              </table:table-cell>
              <table:table-cell office:value-type="string">
                <text:p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  <table:table-cell office:value-type="string">
                <text:p>02/jun</text:p>
              </table:table-cell>
              <table:table-cell office:value-type="string">
                <text:p>03/jun</text:p>
              </table:table-cell>
              <table:table-cell office:value-type="string">
                <text:p>04/jun</text:p>
              </table:table-cell>
              <table:table-cell office:value-type="string">
                <text:p>05/jun</text:p>
              </table:table-cell>
              <table:table-cell office:value-type="string">
                <text:p>06/jun</text:p>
              </table:table-cell>
              <table:table-cell office:value-type="string">
                <text:p>07/jun</text:p>
              </table:table-cell>
              <table:table-cell office:value-type="string">
                <text:p>08/jun</text:p>
              </table:table-cell>
              <table:table-cell office:value-type="string">
                <text:p>09/jun</text:p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17:Sprint.I17</svg:desc>
                </draw:g>
              </table:table-cell>
              <table:table-cell office:value-type="float" office:value="44">
                <text:p>44</text:p>
                <draw:g>
                  <svg:desc>Sprint.J17:Sprint.AH1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  <draw:g>
                  <svg:desc>Sprint.I18:Sprint.I18</svg:desc>
                </draw:g>
              </table:table-cell>
              <table:table-cell office:value-type="float" office:value="0">
                <text:p>0</text:p>
                <draw:g>
                  <svg:desc>Sprint.J18:Sprint.A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96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3cm" svg:y="2.418cm" svg:width="35.028cm" svg:height="7.37cm"/>
          <chart:axis chart:dimension="x" chart:name="primary-x" chart:style-name="ch4">
            <chart:title svg:x="19.62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9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/may</text:p>
                <draw:g>
                  <svg:desc>Sprint.J5:Sprint.AH5</svg:desc>
                </draw:g>
              </table:table-cell>
              <table:table-cell office:value-type="string">
                <text:p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  <table:table-cell office:value-type="string">
                <text:p>02/jun</text:p>
              </table:table-cell>
              <table:table-cell office:value-type="string">
                <text:p>03/jun</text:p>
              </table:table-cell>
              <table:table-cell office:value-type="string">
                <text:p>04/jun</text:p>
              </table:table-cell>
              <table:table-cell office:value-type="string">
                <text:p>05/jun</text:p>
              </table:table-cell>
              <table:table-cell office:value-type="string">
                <text:p>06/jun</text:p>
              </table:table-cell>
              <table:table-cell office:value-type="string">
                <text:p>07/jun</text:p>
              </table:table-cell>
              <table:table-cell office:value-type="string">
                <text:p>08/jun</text:p>
              </table:table-cell>
              <table:table-cell office:value-type="string">
                <text:p>09/jun</text:p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Sprint.J7:Sprint.AH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